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DepthComparatorTests.sameDepthBefore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targetBeforeSame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highestDepthBeforeLowes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lowestDepthBefore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targetBeforeLowes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noDepthBeforeHighes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lowestDepthBeforeHighes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noDepthBefore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DepthComparatorTests.findClosestMatch( Class &lt; ? extends Throwable &gt; ...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DepthComparatorTests.highestDepthBeforeNo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